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color="#0000ff"/>
    </style:style>
    <style:style style:name="T2" style:family="text">
      <style:text-properties fo:color="#800080"/>
    </style:style>
    <style:style style:name="T3" style:family="text">
      <style:text-properties fo:color="#ff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0000" fo:font-size="24pt" style:font-size-asian="24pt" style:font-size-complex="24pt"/>
    </style:style>
    <style:style style:name="T6" style:family="text">
      <style:text-properties fo:color="#008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mart Pointers in C++<text:line-break/>#include &lt;memory&gt;</text:p>
          </draw:text-box>
        </draw:frame>
        <draw:frame presentation:style-name="pr2" draw:layer="layout" svg:width="25.199cm" svg:height="13.927cm" svg:x="1.4cm" svg:y="4.04cm" presentation:class="subtitle" presentation:user-transformed="true">
          <draw:text-box>
            <text:p/>
            <text:p><text:span text:style-name="T1">shared_ptr and unique_ptr</text:span></text:p>
            <text:p/>
            <text:p>smart pointers - automatically (in most cases) will deallocate the object that they point at when that object can no longer be referenced</text:p>
            <text:p/>
            <text:p/>
            <text:p/>
            <text:p><text:span text:style-name="T2">Krishna Kumar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ed_pt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f you are concerned about <text:span text:style-name="T3">freeing of resource/memory</text:span> AND if you have more than one function that could be using the <text:span text:style-name="T3">object AT DIFFERENT times</text:span>, then go with shared_ptr.</text:p>
              </text:list-item>
              <text:list-item>
                <text:p>Allows for multiple pointers to point at a given resource.</text:p>
              </text:list-item>
              <text:list-item>
                <text:p>When the very last shared_ptr to a resource is destroyed, the resource will be deallocated.</text:p>
                <text:p><text:span text:style-name="T4">// create an instance of a registered class</text:span></text:p>
                <text:p><text:span text:style-name="T5">std::shared_ptr&lt;Course&gt; Create(std::string coursename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ed_ptr (cont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ared_ptr&lt;T&gt; myPtr(new T); <text:s text:c="6"/></text:p>
                <text:list>
                  <text:list-item>
                    <text:p><text:span text:style-name="T6">// Okay</text:span></text:p>
                  </text:list-item>
                </text:list>
              </text:list-item>
              <text:list-item>
                <text:p>shared_ptr&lt;T&gt; myOtherPtr = myPtr; </text:p>
                <text:list>
                  <text:list-header>
                    <text:p>/<text:span text:style-name="T6">/ Sure! <text:s/>Now have two pointers to the resource.</text:span></text:p>
                  </text:list-header>
                  <text:list-item>
                    <text:p><text:span text:style-name="T6"><text:s/></text:span><text:span text:style-name="T6">It is both copyable and mov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to_pt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eprecated <text:s/>- C++11 (Avoid at all costs)</text:span></text:p>
              </text:list-item>
              <text:list-item>
                <text:p><text:span text:style-name="T3">unique_ptr</text:span> is a new facility with a similar functionality, but with improved security (no fake copy assignments), added features (deleters) and support for array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que_ptr</text:p>
          </draw:text-box>
        </draw:frame>
        <draw:frame presentation:style-name="pr4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>If all you are concerned is freeing memory, and the access to object is <text:span text:style-name="T3">SEQUENTIAL</text:span>, then go for unique_ptr.</text:p>
              </text:list-item>
              <text:list-item>
                <text:p>By SEQUENTIAL, I mean, at any point object will be accessed from one context. </text:p>
              </text:list-item>
              <text:list-item>
                <text:p>is a smart pointer which owns an object exclusively. </text:p>
              </text:list-item>
              <text:list-item>
                <text:p>there can be at most one unique_ptr pointing at any one resource</text:p>
              </text:list-item>
              <text:list-item>
                <text:p><text:s/>When that unique_ptr is destroyed, the resource is automatically reclaim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d::unique_ptr (cont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p>Kind of assignments supported by unqiue_ptr</text:p>
            <text:list text:style-name="L2">
              <text:list-item>
                <text:p>move assignment </text:p>
              </text:list-item>
              <text:list-item>
                <text:p>assign null pointer</text:p>
              </text:list-item>
              <text:list-item>
                <text:p>type-cast assignment<text:line-break/>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que_ptr (cont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que_ptr&lt;T&gt; myPtr(new T); <text:s text:c="6"/>// Okay</text:p>
              </text:list-item>
              <text:list-item>
                <text:p>unique_ptr&lt;T&gt; myOtherPtr = myPtr;</text:p>
                <text:p><text:s/>// <text:span text:style-name="T3">Error: Can't copy unique_ptr</text:span></text:p>
              </text:list-item>
              <text:list-item>
                <text:p>unique_ptr&lt;T&gt; myOtherPtr = std::move(myPtr); </text:p>
                <text:p><text:span text:style-name="T6">// Okay, resource now stored in myOtherPtr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stackoverflow.com/questions/6876751/differences-between-unique-ptr-and-shared-ptr</text:p>
              </text:list-item>
              <text:list-item>
                <text:p>https://stackoverflow.com/questions/3697686/what-is-the-problem-with-auto-ptr</text:p>
              </text:list-item>
              <text:list-item>
                <text:p>http://www.cplusplus.com/reference/memory/</text:p>
              </text:list-item>
              <text:list-item>
                <text:p>http://www.careerride.com/C++-what-are-shallow-and-deep-copy.asp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03T12:30:32.611680730</meta:creation-date>
    <dc:date>2014-08-03T15:27:05.298263766</dc:date>
    <dc:creator>Krishna Kumar</dc:creator>
    <meta:editing-duration>PT2H47M8S</meta:editing-duration>
    <meta:editing-cycles>6</meta:editing-cycles>
    <meta:generator>LibreOffice/4.2.5.2$Linux_X86_64 LibreOffice_project/420$Build-2</meta:generator>
    <meta:document-statistic meta:object-count="53"/>
  </office:meta>
</office:document-meta>
</file>